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285cm" fo:min-width="2.816cm" fo:padding-top="0.125cm" fo:padding-bottom="0.125cm" fo:padding-left="0.25cm" fo:padding-right="0.25cm" fo:wrap-option="no-wrap" draw:shadow="hidden" draw:shadow-offset-x="0.03cm" draw:shadow-offset-y="0.03cm" draw:shadow-color="#808080"/>
      <style:paragraph-properties style:writing-mode="lr-tb"/>
    </style:style>
    <style:style style:name="gr2"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195cm" fo:min-width="2.815cm" fo:padding-top="0.125cm" fo:padding-bottom="0.125cm" fo:padding-left="0.25cm" fo:padding-right="0.25cm" fo:wrap-option="no-wrap" draw:shadow="hidden" draw:shadow-offset-x="0.03cm" draw:shadow-offset-y="0.03cm" draw:shadow-color="#808080"/>
      <style:paragraph-properties style:writing-mode="lr-tb"/>
    </style:style>
    <style:style style:name="gr3"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195cm" fo:min-width="2.815cm" fo:padding-top="0.125cm" fo:padding-bottom="0.125cm" fo:padding-left="0.25cm" fo:padding-right="0.25cm" fo:wrap-option="no-wrap" draw:shadow="hidden" draw:shadow-offset-x="0.03cm" draw:shadow-offset-y="0.03cm" draw:shadow-color="#808080"/>
      <style:paragraph-properties style:writing-mode="lr-tb"/>
    </style:style>
    <style:style style:name="gr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3.38cm" fo:min-width="4.507cm" fo:padding-top="0.095cm" fo:padding-bottom="0.095cm" fo:padding-left="0.22cm" fo:padding-right="0.22cm" fo:wrap-option="no-wrap" draw:shadow="hidden" draw:shadow-offset-x="0.2cm" draw:shadow-offset-y="0.2cm" draw:shadow-color="#808080"/>
      <style:paragraph-properties style:writing-mode="lr-tb"/>
    </style:style>
    <style:style style:name="gr79" style:family="graphic" style:parent-style-name="objectwithoutfill">
      <style:graphic-properties draw:marker-start="Стили_20_стрелок_20_1" draw:marker-start-width="0.3cm" draw:marker-end="Стили_20_стрелок_20_2" draw:marker-end-width="0.3cm" draw:fill="none" draw:textarea-vertical-align="middle"/>
    </style:style>
    <style:style style:name="gr80" style:family="graphic" style:parent-style-name="objectwithoutfill">
      <style:graphic-properties draw:marker-start="Стили_20_стрелок_20_3" draw:marker-start-width="0.3cm" draw:marker-end="Стили_20_стрелок_20_4" draw:marker-end-width="0.3cm" draw:fill="none" draw:textarea-vertical-align="middle"/>
    </style:style>
    <style:style style:name="gr81" style:family="graphic" style:parent-style-name="objectwithoutfill">
      <style:graphic-properties draw:marker-start="Стили_20_стрелок_20_5" draw:marker-start-width="0.3cm" draw:marker-end="Стили_20_стрелок_20_6" draw:marker-end-width="0.3cm" draw:fill="none" draw:textarea-vertical-align="middle"/>
    </style:style>
    <style:style style:name="gr82" style:family="graphic" style:parent-style-name="objectwithoutfill">
      <style:graphic-properties draw:marker-start="Стили_20_стрелок_20_7" draw:marker-start-width="0.3cm" draw:marker-end="Стили_20_стрелок_20_8" draw:marker-end-width="0.3cm" draw:fill="none" draw:textarea-vertical-align="middle"/>
    </style:style>
    <style:style style:name="P1"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4.6999998092651pt" fo:language="en" fo:country="GB"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4.6999998092651pt" fo:language="en" fo:country="GB"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2.1999998092651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5"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2.1999998092651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6"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5pt" fo:language="en" fo:country="GB"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Arial Narrow" fo:font-size="32pt" fo:font-style="italic" fo:text-shadow="none" style:text-underline-style="none" fo:font-weight="bold" style:letter-kerning="true" style:font-name-asian="DejaVu Sans" style:font-size-asian="44pt" style:font-style-asian="italic" style:font-weight-asian="bold" style:font-name-complex="Lohit Hindi" style:font-size-complex="44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1" draw:style-name="gr1" draw:text-style-name="P2" xml:id="id1" draw:id="id1" draw:layer="layout" svg:width="3.315cm" svg:height="2.455cm" svg:x="0.826cm" svg:y="6.744cm">
          <text:p text:style-name="P1"><text:span text:style-name="T1">DataStor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Process 1" draw:style-name="gr2" draw:text-style-name="P2" xml:id="id2" draw:id="id2" draw:layer="layout" svg:width="3.315cm" svg:height="2.445cm" svg:x="5.247cm" svg:y="6.754cm">
          <text:p text:style-name="P1"><text:span text:style-name="T1">Backen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2" draw:style-name="gr3" draw:text-style-name="P2" xml:id="id3" draw:id="id3" draw:layer="layout" svg:width="3.315cm" svg:height="2.445cm" svg:x="5.247cm" svg:y="3.088cm">
          <text:p text:style-name="P1"><text:span text:style-name="T1">Frontend</text:span></text:p>
          <draw:enhanced-geometry svg:viewBox="0 0 21600 21600" draw:mirror-horizontal="false" draw:mirror-vertical="false" draw:glue-points="10800 0 0 10800 10800 21600 21600 10800" draw:type="flowchart-process" draw:enhanced-path="M 0 0 L 21600 0 21600 21600 0 21600 0 0 Z N"/>
        </draw:custom-shape>
        <draw:g draw:name="PC" xml:id="id5" draw:id="id5">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4" draw:text-style-name="P3" draw:layer="layout" svg:width="0.24cm" svg:height="0.307cm" svg:x="19.467cm" svg:y="3.12cm" svg:viewBox="0 0 241 308" draw:points="241,185 193,0 0,123 48,308">
              <text:p/>
            </draw:polygon>
            <draw:polygon draw:style-name="gr5" draw:text-style-name="P4" draw:layer="layout" svg:width="0.53cm" svg:height="0.338cm" svg:x="19.129cm" svg:y="2.904cm" svg:viewBox="0 0 531 339" draw:points="531,216 434,123 289,31 193,0 0,123 96,154 241,247 338,339">
              <text:p/>
            </draw:polygon>
            <draw:path draw:style-name="gr6" draw:text-style-name="P5" draw:layer="layout" svg:width="0.433cm" svg:height="0.4cm" svg:x="19.081cm" svg:y="3.027cm" svg:viewBox="0 0 434 401" svg:d="M0 123c0-185 96-123 193-61 96 61 193 61 241 339 0 0-193-123-434-278z">
              <text:p/>
            </draw:path>
            <draw:path draw:style-name="gr7" draw:text-style-name="P6" draw:layer="layout" svg:width="0.626cm" svg:height="0.523cm" svg:x="19.081cm" svg:y="2.904cm" svg:viewBox="0 0 627 524" svg:d="M241 0c97 31 97 31 193 93 48 30 145 61 193 308-96 61-96 61-193 123-55-28-338-216-434-277 0-154 96-154 241-247z">
              <text:p/>
            </draw:path>
          </draw:g>
          <draw:g>
            <draw:path draw:style-name="gr8" draw:text-style-name="P7" draw:layer="layout" svg:width="0.557cm" svg:height="0.381cm" svg:x="17.56cm" svg:y="3.328cm" svg:viewBox="0 0 558 382" svg:d="M0 382c132 0 465-170 532-212 66-43-1-170-133-170 0 93-399 382-399 382z">
              <text:p/>
            </draw:path>
            <draw:g>
              <draw:polygon draw:style-name="gr9" draw:text-style-name="P3" draw:layer="layout" svg:width="0.481cm" svg:height="0.431cm" svg:x="17.478cm" svg:y="3.321cm" svg:viewBox="0 0 482 432" draw:points="482,123 482,0 0,308 0,432">
                <text:p/>
              </draw:polygon>
              <draw:polygon draw:style-name="gr10" draw:text-style-name="P3" draw:layer="layout" svg:width="0.481cm" svg:height="0.523cm" svg:x="17.092cm" svg:y="2.859cm" svg:viewBox="0 0 482 524" draw:points="482,216 482,0 0,308 0,524">
                <text:p/>
              </draw:polygon>
              <draw:polygon draw:style-name="gr11" draw:text-style-name="P4" draw:layer="layout" svg:width="0.867cm" svg:height="0.554cm" svg:x="17.092cm" svg:y="3.074cm" svg:viewBox="0 0 868 555" draw:points="868,247 482,0 0,308 386,555">
                <text:p/>
              </draw:polygon>
              <draw:polygon draw:style-name="gr12" draw:text-style-name="P5" draw:layer="layout" svg:width="0.481cm" svg:height="0.523cm" svg:x="16.996cm" svg:y="3.228cm" svg:viewBox="0 0 482 524" draw:points="482,524 482,401 96,154 96,0 0,62 0,216">
                <text:p/>
              </draw:polygon>
              <draw:polygon draw:style-name="gr13" draw:text-style-name="P3" draw:layer="layout" svg:width="1.542cm" svg:height="2.341cm" svg:x="16.948cm" svg:y="0.978cm" svg:viewBox="0 0 1543 2342" draw:points="1543,1356 1543,0 0,986 0,2342">
                <text:p/>
              </draw:polygon>
              <draw:polygon draw:style-name="gr14" draw:text-style-name="P8" draw:layer="layout" svg:width="1.445cm" svg:height="2.157cm" svg:x="16.996cm" svg:y="1.071cm" svg:viewBox="0 0 1446 2158" draw:points="1446,1233 1446,0 0,925 0,2158">
                <text:p/>
              </draw:polygon>
              <draw:polygon draw:style-name="gr15" draw:text-style-name="P4" draw:layer="layout" svg:width="1.638cm" svg:height="1.047cm" svg:x="16.851cm" svg:y="0.917cm" svg:viewBox="0 0 1639 1048" draw:points="96,1048 1639,62 1543,0 0,986">
                <text:p/>
              </draw:polygon>
              <draw:polygon draw:style-name="gr16" draw:text-style-name="P5" draw:layer="layout" svg:width="0.095cm" svg:height="1.417cm" svg:x="16.851cm" svg:y="1.903cm" svg:viewBox="0 0 96 1418" draw:points="96,1418 96,62 0,0 0,1356">
                <text:p/>
              </draw:polygon>
              <draw:polygon draw:style-name="gr17" draw:text-style-name="P6" draw:layer="layout" svg:width="1.638cm" svg:height="2.835cm" svg:x="16.851cm" svg:y="0.917cm" svg:viewBox="0 0 1639 2836" draw:points="1543,0 0,986 0,2342 96,2404 145,2373 145,2527 626,2836 1109,2527 1109,2404 723,2158 723,2004 1639,1418 1639,62">
                <text:p/>
              </draw:polygon>
            </draw:g>
          </draw:g>
          <draw:g>
            <draw:path draw:style-name="gr18" draw:text-style-name="P7" draw:layer="layout" svg:width="0.409cm" svg:height="0.296cm" svg:x="18.895cm" svg:y="3.555cm" svg:viewBox="0 0 410 297" svg:d="M0 297c0 0 266-85 332-127 72-46 133-170 0-170 0 93-332 297-332 297z">
              <text:p/>
            </draw:path>
            <draw:g>
              <draw:polygon draw:style-name="gr19" draw:text-style-name="P4" draw:layer="layout" svg:width="2.072cm" svg:height="1.324cm" svg:x="17.154cm" svg:y="3.168cm" svg:viewBox="0 0 2073 1325" draw:points="531,1325 2073,339 1543,0 0,986">
                <text:p/>
              </draw:polygon>
              <draw:polygon draw:style-name="gr20" draw:text-style-name="P5" draw:layer="layout" svg:width="0.53cm" svg:height="0.461cm" svg:x="17.154cm" svg:y="4.154cm" svg:viewBox="0 0 531 462" draw:points="531,462 531,339 0,0 0,123">
                <text:p/>
              </draw:polygon>
              <draw:polygon draw:style-name="gr21" draw:text-style-name="P3" draw:layer="layout" svg:width="1.542cm" svg:height="1.109cm" svg:x="17.685cm" svg:y="3.506cm" svg:viewBox="0 0 1543 1110" draw:points="1543,123 1543,0 0,986 0,1110">
                <text:p/>
              </draw:polygon>
              <draw:polygon draw:style-name="gr22" draw:text-style-name="P6" draw:layer="layout" svg:width="2.072cm" svg:height="1.448cm" svg:x="17.154cm" svg:y="3.168cm" svg:viewBox="0 0 2073 1449" draw:points="1543,0 0,986 0,1110 531,1449 2073,462 2073,339">
                <text:p/>
              </draw:polygon>
              <draw:g>
                <draw:polygon draw:style-name="gr23" draw:text-style-name="P9" draw:layer="layout" svg:width="0.674cm" svg:height="0.431cm" svg:x="18.43cm" svg:y="3.251cm" svg:viewBox="0 0 675 432" draw:points="675,247 289,0 0,185 386,432">
                  <text:p/>
                </draw:polygon>
                <draw:line draw:style-name="gr24" draw:text-style-name="P10" draw:layer="layout" svg:x1="19.009cm" svg:y1="3.56cm" svg:x2="18.623cm" svg:y2="3.313cm">
                  <text:p/>
                </draw:line>
                <draw:line draw:style-name="gr25" draw:text-style-name="P10" draw:layer="layout" svg:x1="18.913cm" svg:y1="3.621cm" svg:x2="18.527cm" svg:y2="3.374cm">
                  <text:p/>
                </draw:line>
                <draw:line draw:style-name="gr26" draw:text-style-name="P10" draw:layer="layout" svg:x1="18.816cm" svg:y1="3.313cm" svg:x2="18.527cm" svg:y2="3.498cm">
                  <text:p/>
                </draw:line>
                <draw:line draw:style-name="gr27" draw:text-style-name="P10" draw:layer="layout" svg:x1="18.912cm" svg:y1="3.374cm" svg:x2="18.623cm" svg:y2="3.559cm">
                  <text:p/>
                </draw:line>
                <draw:line draw:style-name="gr28" draw:text-style-name="P10" draw:layer="layout" svg:x1="19.009cm" svg:y1="3.436cm" svg:x2="18.816cm" svg:y2="3.559cm">
                  <text:p/>
                </draw:line>
              </draw:g>
              <draw:g>
                <draw:polygon draw:style-name="gr29" draw:text-style-name="P9" draw:layer="layout" svg:width="1.397cm" svg:height="0.893cm" svg:x="17.301cm" svg:y="3.51cm" svg:viewBox="0 0 1398 894" draw:points="1398,247 1012,0 0,647 385,894">
                  <text:p/>
                </draw:polygon>
                <draw:line draw:style-name="gr30" draw:text-style-name="P10" draw:layer="layout" svg:x1="18.602cm" svg:y1="3.695cm" svg:x2="17.589cm" svg:y2="4.342cm">
                  <text:p/>
                </draw:line>
                <draw:line draw:style-name="gr31" draw:text-style-name="P10" draw:layer="layout" svg:x1="18.506cm" svg:y1="3.634cm" svg:x2="17.493cm" svg:y2="4.281cm">
                  <text:p/>
                </draw:line>
                <draw:line draw:style-name="gr32" draw:text-style-name="P10" draw:layer="layout" svg:x1="18.409cm" svg:y1="3.572cm" svg:x2="17.396cm" svg:y2="4.219cm">
                  <text:p/>
                </draw:line>
                <draw:line draw:style-name="gr33" draw:text-style-name="P10" draw:layer="layout" svg:x1="17.493cm" svg:y1="4.158cm" svg:x2="17.397cm" svg:y2="4.096cm">
                  <text:p/>
                </draw:line>
                <draw:line draw:style-name="gr34" draw:text-style-name="P10" draw:layer="layout" svg:x1="17.589cm" svg:y1="4.096cm" svg:x2="17.493cm" svg:y2="4.034cm">
                  <text:p/>
                </draw:line>
                <draw:line draw:style-name="gr35" draw:text-style-name="P10" draw:layer="layout" svg:x1="17.686cm" svg:y1="4.034cm" svg:x2="17.59cm" svg:y2="3.972cm">
                  <text:p/>
                </draw:line>
                <draw:line draw:style-name="gr36" draw:text-style-name="P10" draw:layer="layout" svg:x1="17.638cm" svg:y1="4.188cm" svg:x2="17.542cm" svg:y2="4.126cm">
                  <text:p/>
                </draw:line>
                <draw:line draw:style-name="gr37" draw:text-style-name="P10" draw:layer="layout" svg:x1="17.734cm" svg:y1="4.127cm" svg:x2="17.638cm" svg:y2="4.065cm">
                  <text:p/>
                </draw:line>
                <draw:line draw:style-name="gr38" draw:text-style-name="P10" draw:layer="layout" svg:x1="17.83cm" svg:y1="4.065cm" svg:x2="17.734cm" svg:y2="4.003cm">
                  <text:p/>
                </draw:line>
                <draw:line draw:style-name="gr39" draw:text-style-name="P10" draw:layer="layout" svg:x1="17.782cm" svg:y1="3.973cm" svg:x2="17.686cm" svg:y2="3.911cm">
                  <text:p/>
                </draw:line>
                <draw:line draw:style-name="gr40" draw:text-style-name="P10" draw:layer="layout" svg:x1="17.927cm" svg:y1="4.004cm" svg:x2="17.831cm" svg:y2="3.942cm">
                  <text:p/>
                </draw:line>
                <draw:line draw:style-name="gr41" draw:text-style-name="P10" draw:layer="layout" svg:x1="17.878cm" svg:y1="3.911cm" svg:x2="17.782cm" svg:y2="3.849cm">
                  <text:p/>
                </draw:line>
                <draw:line draw:style-name="gr42" draw:text-style-name="P10" draw:layer="layout" svg:x1="17.975cm" svg:y1="3.85cm" svg:x2="17.879cm" svg:y2="3.788cm">
                  <text:p/>
                </draw:line>
                <draw:line draw:style-name="gr43" draw:text-style-name="P10" draw:layer="layout" svg:x1="18.071cm" svg:y1="3.788cm" svg:x2="17.975cm" svg:y2="3.726cm">
                  <text:p/>
                </draw:line>
                <draw:line draw:style-name="gr44" draw:text-style-name="P10" draw:layer="layout" svg:x1="18.023cm" svg:y1="3.942cm" svg:x2="17.927cm" svg:y2="3.88cm">
                  <text:p/>
                </draw:line>
                <draw:line draw:style-name="gr45" draw:text-style-name="P10" draw:layer="layout" svg:x1="18.119cm" svg:y1="3.881cm" svg:x2="18.023cm" svg:y2="3.819cm">
                  <text:p/>
                </draw:line>
                <draw:line draw:style-name="gr46" draw:text-style-name="P10" draw:layer="layout" svg:x1="18.216cm" svg:y1="3.819cm" svg:x2="18.12cm" svg:y2="3.757cm">
                  <text:p/>
                </draw:line>
                <draw:line draw:style-name="gr47" draw:text-style-name="P10" draw:layer="layout" svg:x1="18.168cm" svg:y1="3.727cm" svg:x2="18.072cm" svg:y2="3.665cm">
                  <text:p/>
                </draw:line>
                <draw:line draw:style-name="gr48" draw:text-style-name="P10" draw:layer="layout" svg:x1="18.312cm" svg:y1="3.757cm" svg:x2="18.216cm" svg:y2="3.695cm">
                  <text:p/>
                </draw:line>
                <draw:line draw:style-name="gr49" draw:text-style-name="P10" draw:layer="layout" svg:x1="18.264cm" svg:y1="3.665cm" svg:x2="18.168cm" svg:y2="3.603cm">
                  <text:p/>
                </draw:line>
                <draw:line draw:style-name="gr50" draw:text-style-name="P10" draw:layer="layout" svg:x1="18.361cm" svg:y1="3.603cm" svg:x2="18.265cm" svg:y2="3.541cm">
                  <text:p/>
                </draw:line>
                <draw:line draw:style-name="gr51" draw:text-style-name="P10" draw:layer="layout" svg:x1="18.409cm" svg:y1="3.696cm" svg:x2="18.313cm" svg:y2="3.634cm">
                  <text:p/>
                </draw:line>
                <draw:line draw:style-name="gr52" draw:text-style-name="P10" draw:layer="layout" svg:x1="17.782cm" svg:y1="4.219cm" svg:x2="17.686cm" svg:y2="4.157cm">
                  <text:p/>
                </draw:line>
                <draw:line draw:style-name="gr53" draw:text-style-name="P10" draw:layer="layout" svg:x1="17.878cm" svg:y1="4.158cm" svg:x2="17.782cm" svg:y2="4.096cm">
                  <text:p/>
                </draw:line>
                <draw:line draw:style-name="gr54" draw:text-style-name="P10" draw:layer="layout" svg:x1="17.975cm" svg:y1="4.096cm" svg:x2="17.879cm" svg:y2="4.034cm">
                  <text:p/>
                </draw:line>
                <draw:line draw:style-name="gr55" draw:text-style-name="P10" draw:layer="layout" svg:x1="18.023cm" svg:y1="4.188cm" svg:x2="17.927cm" svg:y2="4.126cm">
                  <text:p/>
                </draw:line>
                <draw:line draw:style-name="gr56" draw:text-style-name="P10" draw:layer="layout" svg:x1="18.119cm" svg:y1="4.127cm" svg:x2="18.023cm" svg:y2="4.065cm">
                  <text:p/>
                </draw:line>
                <draw:line draw:style-name="gr57" draw:text-style-name="P10" draw:layer="layout" svg:x1="18.071cm" svg:y1="4.034cm" svg:x2="17.975cm" svg:y2="3.972cm">
                  <text:p/>
                </draw:line>
                <draw:line draw:style-name="gr58" draw:text-style-name="P10" draw:layer="layout" svg:x1="18.168cm" svg:y1="3.973cm" svg:x2="18.072cm" svg:y2="3.911cm">
                  <text:p/>
                </draw:line>
                <draw:line draw:style-name="gr59" draw:text-style-name="P10" draw:layer="layout" svg:x1="18.264cm" svg:y1="3.911cm" svg:x2="18.168cm" svg:y2="3.849cm">
                  <text:p/>
                </draw:line>
                <draw:line draw:style-name="gr60" draw:text-style-name="P10" draw:layer="layout" svg:x1="18.361cm" svg:y1="3.85cm" svg:x2="18.265cm" svg:y2="3.788cm">
                  <text:p/>
                </draw:line>
                <draw:line draw:style-name="gr61" draw:text-style-name="P10" draw:layer="layout" svg:x1="18.505cm" svg:y1="3.881cm" svg:x2="18.409cm" svg:y2="3.819cm">
                  <text:p/>
                </draw:line>
                <draw:line draw:style-name="gr62" draw:text-style-name="P10" draw:layer="layout" svg:x1="18.457cm" svg:y1="3.788cm" svg:x2="18.361cm" svg:y2="3.726cm">
                  <text:p/>
                </draw:line>
                <draw:line draw:style-name="gr63" draw:text-style-name="P10" draw:layer="layout" svg:x1="18.602cm" svg:y1="3.819cm" svg:x2="18.506cm" svg:y2="3.757cm">
                  <text:p/>
                </draw:line>
                <draw:line draw:style-name="gr64" draw:text-style-name="P10" draw:layer="layout" svg:x1="17.83cm" svg:y1="4.312cm" svg:x2="17.734cm" svg:y2="4.25cm">
                  <text:p/>
                </draw:line>
                <draw:line draw:style-name="gr65" draw:text-style-name="P10" draw:layer="layout" svg:x1="17.927cm" svg:y1="4.25cm" svg:x2="17.831cm" svg:y2="4.188cm">
                  <text:p/>
                </draw:line>
              </draw:g>
            </draw:g>
          </draw:g>
        </draw:g>
        <draw:g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6" draw:text-style-name="P7" draw:layer="layout" svg:width="1.925cm" svg:height="1.247cm" svg:x="18.521cm" svg:y="8.079cm" svg:viewBox="0 0 1926 1248" svg:d="M0 1248c545 0 1400-394 1768-654 369-259 0-594-186-594z">
            <text:p/>
          </draw:path>
          <draw:g draw:name="Server">
            <draw:polygon draw:style-name="gr67" draw:text-style-name="P5" draw:layer="layout" svg:width="1.116cm" svg:height="3.09cm" svg:x="17.404cm" svg:y="6.237cm" svg:viewBox="0 0 1117 3091" draw:points="0,2377 0,0 1117,713 1117,3091">
              <text:p/>
            </draw:polygon>
            <draw:polygon draw:style-name="gr68" draw:text-style-name="P11" draw:layer="layout" svg:width="1.581cm" svg:height="3.387cm" svg:x="18.521cm" svg:y="5.94cm" svg:viewBox="0 0 1582 3388" draw:points="0,3388 0,1010 1582,0 1582,2377">
              <text:p/>
            </draw:polygon>
            <draw:polygon draw:style-name="gr69" draw:text-style-name="P4" draw:layer="layout" svg:width="2.699cm" svg:height="1.723cm" svg:x="17.404cm" svg:y="5.226cm" svg:viewBox="0 0 2700 1724" draw:points="1117,1724 0,1010 1582,0 2700,713">
              <text:p/>
            </draw:polygon>
            <draw:polygon draw:style-name="gr70" draw:text-style-name="P6" draw:layer="layout" svg:width="2.699cm" svg:height="4.1cm" svg:x="17.404cm" svg:y="5.226cm" svg:viewBox="0 0 2700 4101" draw:points="0,3388 0,1010 1582,0 2700,713 2700,3091 1117,4101">
              <text:p/>
            </draw:polygon>
            <draw:line draw:style-name="gr71" draw:text-style-name="P12" draw:layer="layout" svg:x1="18.335cm" svg:y1="8.732cm" svg:x2="17.59cm" svg:y2="8.257cm">
              <text:p/>
            </draw:line>
            <draw:line draw:style-name="gr72" draw:text-style-name="P12" draw:layer="layout" svg:x1="18.335cm" svg:y1="8.97cm" svg:x2="17.59cm" svg:y2="8.495cm">
              <text:p/>
            </draw:line>
            <draw:line draw:style-name="gr73" draw:text-style-name="P12" draw:layer="layout" svg:x1="18.335cm" svg:y1="8.851cm" svg:x2="17.59cm" svg:y2="8.376cm">
              <text:p/>
            </draw:line>
            <draw:polyline draw:style-name="gr74" draw:text-style-name="P12" draw:layer="layout" svg:width="0.93cm" svg:height="0.712cm" svg:x="17.497cm" svg:y="6.593cm" svg:viewBox="0 0 931 713" draw:points="931,713 0,119 0,0">
              <text:p/>
            </draw:polyline>
            <draw:polyline draw:style-name="gr75" draw:text-style-name="P12" draw:layer="layout" svg:width="0.913cm" svg:height="0.715cm" svg:x="17.513cm" svg:y="6.591cm" svg:viewBox="0 0 914 716" draw:points="914,716 914,597 0,0">
              <text:p/>
            </draw:polyline>
            <draw:polygon draw:style-name="gr76" draw:text-style-name="P13" draw:layer="layout" svg:width="0.108cm" svg:height="0.209cm" svg:x="17.842cm" svg:y="7.779cm" svg:viewBox="0 0 109 210" draw:points="0,140 0,0 109,70 109,210">
              <text:p/>
            </draw:polygon>
            <draw:line draw:style-name="gr77" draw:text-style-name="P12" draw:layer="layout" svg:x1="18.335cm" svg:y1="8.614cm" svg:x2="17.59cm" svg:y2="8.139cm">
              <text:p/>
            </draw:line>
          </draw:g>
        </draw:g>
        <draw:custom-shape draw:style-name="gr78" draw:text-style-name="P15" draw:layer="layout" svg:width="7.571cm" svg:height="5.502cm" svg:x="9.179cm" svg:y="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4"><text:span text:style-name="T2">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9" draw:text-style-name="P16" draw:layer="layout" draw:type="line" svg:x1="4.141cm" svg:y1="7.972cm" svg:x2="5.247cm" svg:y2="7.977cm" draw:start-shape="id1" draw:start-glue-point="8" draw:end-shape="id2" draw:end-glue-point="5" svg:d="M4141 7972l1106 5" svg:viewBox="0 0 1107 6">
          <text:p/>
        </draw:connector>
        <draw:connector draw:style-name="gr80" draw:text-style-name="P16" draw:layer="layout" draw:type="line" svg:x1="6.905cm" svg:y1="6.754cm" svg:x2="6.905cm" svg:y2="5.533cm" draw:start-shape="id2" draw:start-glue-point="4" draw:end-shape="id3" draw:end-glue-point="6" svg:d="M6905 6754v-1221" svg:viewBox="0 0 1 1222">
          <text:p/>
        </draw:connector>
        <draw:connector draw:style-name="gr81" draw:text-style-name="P16" draw:layer="layout" draw:type="curve" draw:line-skew="-0.967cm" svg:x1="8.562cm" svg:y1="7.977cm" svg:x2="17.404cm" svg:y2="7.276cm" draw:start-shape="id2" draw:start-glue-point="7" draw:end-shape="id4" svg:d="M8562 7977c5178 0 757-701 8842-701" svg:viewBox="0 0 8843 702">
          <text:p/>
        </draw:connector>
        <draw:connector draw:style-name="gr82" draw:text-style-name="P16" draw:layer="layout" draw:type="curve" svg:x1="8.562cm" svg:y1="4.311cm" svg:x2="16.851cm" svg:y2="2.766cm" draw:start-shape="id3" draw:start-glue-point="7" draw:end-shape="id5" draw:end-glue-point="3" svg:d="M8562 4311c6213 0 2069-1545 8289-1545" svg:viewBox="0 0 8290 1546">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VRT_20_Light_20_Radial" draw:display-name="VRT Light Radial" draw:style="radial" draw:cx="50%" draw:cy="50%" draw:start-color="#0073bc" draw:end-color="#7fb9dd" draw:start-intensity="100%" draw:end-intensity="100%" draw:border="0%"/>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Concave_20_short" draw:display-name="Concave short" svg:viewBox="0 826 1131 754" svg:d="M566 826l-566 754 114-85 136-68 148-46 161-17 161 13 153 46 140 68 118 89z"/>
    <draw:marker draw:name="Стили_20_стрелок_20_1" draw:display-name="Стили стрелок 1"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ffffff" draw:marker-start="Concave_20_short" draw:marker-start-width="0.2cm" draw:marker-start-center="false" draw:marker-end="Concave_20_short"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a6099"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2T21:38:12.498675422</meta:creation-date>
    <meta:editing-cycles>0</meta:editing-cycles>
    <meta:editing-duration>P0D</meta:editing-duration>
    <meta:document-statistic meta:object-count="92"/>
    <meta:generator>LibreOffice/7.3.1.1$Linux_X86_64 LibreOffice_project/30$Build-1</meta:generator>
  </office:meta>
</office:document-meta>
</file>